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light" svg:font-family="'open sans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900bf" officeooo:paragraph-rsid="002900bf"/>
    </style:style>
    <style:style style:name="P2" style:family="paragraph" style:parent-style-name="Standard">
      <style:paragraph-properties fo:text-align="start" style:justify-single-word="false"/>
      <style:text-properties officeooo:rsid="002900bf" officeooo:paragraph-rsid="002900bf"/>
    </style:style>
    <style:style style:name="P3" style:family="paragraph" style:parent-style-name="Text_20_body">
      <style:text-properties officeooo:paragraph-rsid="0018ba2b"/>
    </style:style>
    <style:style style:name="P4" style:family="paragraph" style:parent-style-name="Text_20_body">
      <style:text-properties officeooo:paragraph-rsid="00192208"/>
    </style:style>
    <style:style style:name="P5" style:family="paragraph" style:parent-style-name="Text_20_body">
      <style:text-properties officeooo:paragraph-rsid="001c0ea7"/>
    </style:style>
    <style:style style:name="P6" style:family="paragraph" style:parent-style-name="Text_20_body">
      <style:text-properties fo:font-size="15pt" fo:font-weight="bold" officeooo:paragraph-rsid="00172b93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2pt" fo:font-weight="normal" officeooo:paragraph-rsid="00172b93"/>
    </style:style>
    <style:style style:name="P8" style:family="paragraph" style:parent-style-name="Text_20_body">
      <style:text-properties fo:font-size="12pt" fo:font-weight="normal" officeooo:rsid="0020aed3" officeooo:paragraph-rsid="0020aed3"/>
    </style:style>
    <style:style style:name="P9" style:family="paragraph" style:parent-style-name="Text_20_body">
      <style:text-properties fo:font-size="12pt" fo:font-weight="normal" officeooo:rsid="002356b3" officeooo:paragraph-rsid="002356b3"/>
    </style:style>
    <style:style style:name="P10" style:family="paragraph" style:parent-style-name="Text_20_body">
      <style:text-properties fo:font-size="12pt" fo:font-weight="normal" officeooo:rsid="002356b3" officeooo:paragraph-rsid="00255f7f"/>
    </style:style>
    <style:style style:name="P11" style:family="paragraph" style:parent-style-name="Text_20_body">
      <style:text-properties fo:font-size="12pt" fo:font-weight="normal" officeooo:rsid="002356b3" officeooo:paragraph-rsid="0026f51c"/>
    </style:style>
    <style:style style:name="P12" style:family="paragraph" style:parent-style-name="Text_20_body">
      <style:text-properties fo:font-size="12pt" fo:font-weight="normal" officeooo:paragraph-rsid="002356b3"/>
    </style:style>
    <style:style style:name="P13" style:family="paragraph" style:parent-style-name="Text_20_body">
      <style:text-properties fo:font-size="12pt" fo:font-weight="normal" officeooo:rsid="0023e5e9" officeooo:paragraph-rsid="0023e5e9"/>
    </style:style>
    <style:style style:name="P14" style:family="paragraph" style:parent-style-name="Text_20_body">
      <style:text-properties fo:font-size="12pt" fo:font-weight="normal" officeooo:paragraph-rsid="00255f7f"/>
    </style:style>
    <style:style style:name="P15" style:family="paragraph" style:parent-style-name="Text_20_body">
      <style:text-properties officeooo:paragraph-rsid="002900bf"/>
    </style:style>
    <style:style style:name="T1" style:family="text">
      <style:text-properties officeooo:rsid="00172b93"/>
    </style:style>
    <style:style style:name="T2" style:family="text">
      <style:text-properties officeooo:rsid="00192208"/>
    </style:style>
    <style:style style:name="T3" style:family="text">
      <style:text-properties officeooo:rsid="001b0d07"/>
    </style:style>
    <style:style style:name="T4" style:family="text">
      <style:text-properties officeooo:rsid="001c0ea7"/>
    </style:style>
    <style:style style:name="T5" style:family="text">
      <style:text-properties officeooo:rsid="001edac0"/>
    </style:style>
    <style:style style:name="T6" style:family="text">
      <style:text-properties style:font-size-asian="12pt" style:font-weight-asian="normal" style:font-size-complex="12pt" style:font-weight-complex="normal"/>
    </style:style>
    <style:style style:name="T7" style:family="text">
      <style:text-properties officeooo:rsid="001edac0" style:font-size-asian="12pt" style:font-weight-asian="normal" style:font-size-complex="12pt" style:font-weight-complex="normal"/>
    </style:style>
    <style:style style:name="T8" style:family="text">
      <style:text-properties officeooo:rsid="0020aed3" style:font-size-asian="12pt" style:font-weight-asian="normal" style:font-size-complex="12pt" style:font-weight-complex="normal"/>
    </style:style>
    <style:style style:name="T9" style:family="text">
      <style:text-properties officeooo:rsid="0022555c" style:font-size-asian="12pt" style:font-weight-asian="normal" style:font-size-complex="12pt" style:font-weight-complex="normal"/>
    </style:style>
    <style:style style:name="T10" style:family="text">
      <style:text-properties officeooo:rsid="002356b3" style:font-size-asian="12pt" style:font-weight-asian="normal" style:font-size-complex="12pt" style:font-weight-complex="normal"/>
    </style:style>
    <style:style style:name="T11" style:family="text">
      <style:text-properties officeooo:rsid="0023e5e9" style:font-size-asian="12pt" style:font-weight-asian="normal" style:font-size-complex="12pt" style:font-weight-complex="normal"/>
    </style:style>
    <style:style style:name="T12" style:family="text">
      <style:text-properties officeooo:rsid="00255f7f" style:font-size-asian="12pt" style:font-weight-asian="normal" style:font-size-complex="12pt" style:font-weight-complex="normal"/>
    </style:style>
    <style:style style:name="T13" style:family="text">
      <style:text-properties officeooo:rsid="0026f51c" style:font-size-asian="12pt" style:font-weight-asian="normal" style:font-size-complex="12pt" style:font-weight-complex="normal"/>
    </style:style>
    <style:style style:name="T14" style:family="text">
      <style:text-properties officeooo:rsid="00274587" style:font-size-asian="12pt" style:font-weight-asian="normal" style:font-size-complex="12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step</text:h>
      <text:p text:style-name="P1">- cel pracy</text:p>
      <text:p text:style-name="P1"/>
      <text:p text:style-name="P2">- wstep historyczny</text:p>
      <text:p text:style-name="P2"/>
      <text:p text:style-name="P2">w JAKI SPOSOB LUDZIE PLACILI ZA CDO </text:p>
      <text:p text:style-name="P2">- WYMIANA</text:p>
      <text:p text:style-name="P2">- MONETY</text:p>
      <text:p text:style-name="P2">- Pieniadze PAPIEROWE</text:p>
      <text:p text:style-name="P2">- Banki</text:p>
      <text:p text:style-name="P2">- WRSJA ELEKTRONICZNA</text:p>
      <text:p text:style-name="P1"/>
      <text:p text:style-name="P1"/>
      <text:p text:style-name="P15"><text:tab/>W dawnych czasach handel <text:span text:style-name="T1">polegał</text:span> na wymianie towar za towar, <text:span text:style-name="T1">żywność za żywność przysługa za przysługę. W miare rozwoju rynku, zaczęto szukać lepszych rozwiązań. W 700 roku p. n. e. Wprowadzono monety, potem w Chinach pojawił się pierwszy papierowy piniądz aż do obecnych czasów gdzie waluta może być przechowywana nie tylko w naszych portfelach ale również w formie elektrycznej ,w bankach jak i nawet w krypto walucie co ostanio zrewolucjonowało świat umożliwjac niezależność od osob pośrednich.</text:span></text:p>
      <text:p text:style-name="P3"><text:tab/><text:span text:style-name="T1">Obecna rewolucja waluty ma swoje zalety jak i wady. Nie potrzebujmy nosic przy sobie piniędzy w formie papierowej, wystarczy nam karta. Dzielki niej szybciej dokonujemy platności. Kolejnym udogodnieniem są <text:s/>przelewy interentowe, problem wydawania reszty znika jak i stres z pwoodu trzymaniu swojego calego majatku pod jednym dachem. </text:span></text:p>
      <text:p text:style-name="P3"><text:tab/><text:span text:style-name="T3">Lecz kiedy fizcznie nie widzmy przed soba kupki papierowych banknotow ktorych da się dotknąć mozemy łatow stracić kontrele nad tym jak szybko je wydajemy. Łatwo <text:s/>jest przyłożyć karte do terminala, ale trudniej jest wycigac banknot z portfela i wdziec jednoczesnie jak z niego znika kiedy zostało nam już w nim ich nie wiele.</text:span></text:p>
      <text:p text:style-name="P4"><text:tab/><text:span text:style-name="T2">Kiedy zaczelam zarabiac swoje pierwsze piniadze, a wyplaty zaczely przychodzic na konto bankowe, czesto moje oszczednosci znikaly szybciej niz sie tego spodziewalam, a pod koniec miesiąca nie mialam pojecia na co tak na prawde je wydalam. Obecnie banki daja mozliwosc wgladu na to na co wydalismy swoje piniądze w danym miesiacu ale nie przewiduja tego ze nie zawsze przecież mamy mozliwosc placenia karta i nie wszystko jestesmy wstanie zmonitorwać. </text:span></text:p>
      <text:p text:style-name="P4"><text:span text:style-name="T2"><text:tab/>Chcialam miec wieksza kontrole nad tym na co wydaje swoje ciezko zarobione piniadze, ustawiac sobie wlasne limity na kazda z dziedzin zycia, okreslac sama te dziedziny i widziec kiedy zaczym juz w jakiejs przekraczac ustalne normy. Monitorowac swoje postepy <text:s/>w oszczedzaniu aby moc zyskac w przyszlosci niezaleznosc finansowa i dojsc do perfekcji w zarzadzaniu wlasnymi zasobami. <text:s/>Tak wlasnie postala inspiracja do napisania wlasnej aplikacji internetowej.</text:span></text:p>
      <text:p text:style-name="P5"><text:tab/><text:span text:style-name="T4">Celem mojej pracy dyplomowej jest napisanie Budżetu domowego, programu który umożliwi użytkownikom tworzenie włascnego konta gdzie będzie mogl wprowadzać swoje wydatki, dzięki tej wiedzy dostnanie on pelne statystki w postaci wykresow i tabelek ktore umozliwa im lepsza kontrole nad wlasnym rachunkiem. Beda mogli definiowac wlasne dziedziny na ktore wydaja swoja pensje, ustalac dla nich limity i widziec na ktora z nich wydaja najwiecej swoich oszczednosci. <text:s/>Dzieki wykresom urzytkownik bedzie mial wglad w przeszlosc i obserwacje </text:span><text:soft-page-break/><text:span text:style-name="T4">swoich postepow. Podobne rozwiazania istnia juz, sa to jednak ponure tabelki w excelu nie zawierajace przyjemnej prezentacji graficznej, jak i wyzej wymienione kontach bankowe lecz one z koleji sa <text:s/>scisle uzaleznione od platnoscia karta i dziedzin ustalnych niezmiennie przez banki. Moja aplikcja bedzie niezalezna od tego. Ma ona gownie na celu pomoc uzytkownikowi zaoszczedzic jak najwiecej piniedzy i pokazac jego postepy w przyjemnej dla oka formie.</text:span></text:p>
      <text:p text:style-name="P5"><text:s text:c="11"/></text:p>
      <text:p text:style-name="P3"/>
      <text:p text:style-name="P3"/>
      <text:p text:style-name="P6"><text:span text:style-name="T5">Oszczedzanie i zarzadzanie wlasnymi wydatkami </text:span></text:p>
      <text:p text:style-name="P14"><text:span text:style-name="T6"><text:s text:c="2"/></text:span><text:span text:style-name="T12">Gównym sposobem oszczedzania i kontrolowania wydatków jest jakże prosty sposób i niezawodny mówiacy zapisuj wszystko to na wydajesz i ile.</text:span></text:p>
      <text:p text:style-name="P14"><text:span text:style-name="T12"><text:s/></text:span><text:span text:style-name="T7">Do ogarniecia wlasnych wydatkow </text:span><text:span text:style-name="T12">i</text:span><text:span text:style-name="T7"> zapisywaniu ich zainspirowala mnie ksiazka „finansowy ninija” napisana przez Michała Szafrańskiego. Dzieki wymienionych przez niego sposobow, wresznie zyskujemy kontrole nad wlasnymi wydatkami i </text:span><text:span text:style-name="T12">zaczynamy oszczędzać</text:span><text:span text:style-name="T7">. </text:span></text:p>
      <text:p text:style-name="P7"><text:span text:style-name="T7"><text:s text:c="4"/></text:span><text:span text:style-name="T12">Najgorzej jest</text:span><text:span text:style-name="T7"> doprowadzac do sytluacji gdzie wiecej </text:span><text:span text:style-name="T8">wydajmy</text:span><text:span text:style-name="T7"> niz zarabia</text:span><text:span text:style-name="T8">my, </text:span><text:span text:style-name="T12">zadłużamy się i żyjemy w niepewności od wypłaty do wypłaty.</text:span><text:span text:style-name="T7"> </text:span><text:span text:style-name="T8">Planowanie z wybrzedzeniem na co bedziemy wydawac w nastepnym miesiacu </text:span><text:span text:style-name="T12">i zapisywanie bierzach wydatków czymając sie ustalonego planu </text:span><text:span text:style-name="T8">pozwala </text:span><text:span text:style-name="T12">ośiągnąć kontrole nad własnym bezpieczenstwem finansowym</text:span><text:span text:style-name="T8">. </text:span></text:p>
      <text:p text:style-name="P14"><text:span text:style-name="T8"><text:tab/>Jednym z najskuteczniejszych sposobow proponowanych przez Michała </text:span><text:span text:style-name="T12">Szafrańskiego</text:span><text:span text:style-name="T9"> </text:span><text:span text:style-name="T12">który</text:span><text:span text:style-name="T9"> </text:span><text:span text:style-name="T12">stanowi głowną funkcjonalność dla mojej aplikacji</text:span><text:span text:style-name="T8"> jest dzelenie swoich wydatkow na dziedziny </text:span><text:span text:style-name="T9">w zaleznosci od swoich potrzeb, priotytetow i stylu życia</text:span><text:span text:style-name="T8"> np. </text:span><text:span text:style-name="T9">t</text:span><text:span text:style-name="T8">akie jak jedzenie, ruchunki, transport, wydatki nieregularne, niezaleznosc finsowa, ubrania, wakacje, przyjemnosci, rozwoj osobisty</text:span><text:span text:style-name="T12"> czy długi. </text:span><text:span text:style-name="T8">Dla kazdej z tych dziedzn ustalamy miesieczny procent </text:span><text:span text:style-name="T12">dochodów</text:span><text:span text:style-name="T8"> jaki chcemy przeznaczyc na kazda z </text:span><text:span text:style-name="T9">nich</text:span><text:span text:style-name="T8">. </text:span></text:p>
      <text:p text:style-name="P12"><text:span text:style-name="T8">P</text:span><text:span text:style-name="T10">rzyklad:</text:span></text:p>
      <text:p text:style-name="P8"><draw:frame draw:style-name="fr1" draw:name="Object1" text:anchor-type="paragraph" svg:x="-0.2283in" svg:y="0.1063in" svg:width="7.3063in" svg:height="0.82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/></text:p>
      <text:p text:style-name="P10"><text:span text:style-name="T12"><text:tab/>Jeśli posiadamy długi warto zacząć od nich i uwzględnić ję także jako istotną dziedzine. Gdyż gł</text:span><text:span text:style-name="T6">own</text:span><text:span text:style-name="T12">ą zaletą</text:span><text:span text:style-name="T6"> oszczedzania jest uzyskanie w przyszłości niezależnośći finansowej. </text:span><text:span text:style-name="T12">Dobrą</text:span><text:span text:style-name="T11"> opcja jest</text:span><text:span text:style-name="T6"> </text:span><text:span text:style-name="T13">też </text:span><text:span text:style-name="T6">zaczać od </text:span><text:span text:style-name="T12">prostego </text:span><text:span text:style-name="T6">celu </text:span><text:span text:style-name="T12">ktorym może być</text:span><text:span text:style-name="T6"> uzbiera</text:span><text:span text:style-name="T11">ni</text:span><text:span text:style-name="T12">e</text:span><text:span text:style-name="T6"> tyl</text:span><text:span text:style-name="T11">u</text:span><text:span text:style-name="T6"> piniędzy żeby moć przeżyć bez dochodów przez n</text:span><text:span text:style-name="T12">aprzyklad</text:span><text:span text:style-name="T6"> </text:span><text:span text:style-name="T12">r</text:span><text:span text:style-name="T6">ok </text:span><text:span text:style-name="T13">czy</text:span><text:span text:style-name="T12"> dw</text:span><text:span text:style-name="T13">a</text:span><text:span text:style-name="T12"> w zaleznosci od </text:span><text:span text:style-name="T13">naszych </text:span><text:span text:style-name="T12">priorytetow</text:span><text:span text:style-name="T6"> co daje nam poczucie bezpieczeństwa i niezależności.</text:span></text:p>
      <text:p text:style-name="P11"><text:span text:style-name="T6"><text:s/>Dlatego </text:span><text:span text:style-name="T13">w mojej tabelce pojawia sie </text:span><text:span text:style-name="T6">istotna dziedzin </text:span><text:span text:style-name="T13">związana z </text:span><text:span text:style-name="T6">oszczedności</text:span><text:span text:style-name="T13">aami</text:span><text:span text:style-name="T6"> „niezależność finansowa” </text:span><text:span text:style-name="T13">i na ten cel tam są gównie odkładane piniądze</text:span><text:span text:style-name="T6">, druga </text:span><text:span text:style-name="T13">dość ważną dziedziną są</text:span><text:span text:style-name="T6"> „wydatki nieregularne”, </text:span><text:span text:style-name="T13">czyli</text:span><text:span text:style-name="T6"> wydatki na rzeczy typu : ubezpieczenia, </text:span><text:span text:style-name="T13">wieksze zaupy czy</text:span><text:span text:style-name="T6"> nagle wypadki </text:span><text:soft-page-break/><text:span text:style-name="T6">gdzie potrzebujemy pilnie wyciagnąc wieksza kwotę z konta. </text:span><text:span text:style-name="T13">Unikamy przez to pożyczek i wyciągania piniędzy z lokat gdyż jesteśmy przygotowani na czarną godzinę.</text:span></text:p>
      <text:p text:style-name="P11"><text:span text:style-name="T6"><text:s/>Inne dziedziny są w miare dowlne </text:span><text:span text:style-name="T13">i zależą od idywidualności osoby</text:span><text:span text:style-name="T6">, może być to nawet</text:span><text:span text:style-name="T13"> dziedzina</text:span><text:span text:style-name="T6"> „samochód” </text:span><text:span text:style-name="T11">jako cel kupienia sobie nowej zabawki. Warto nie zapominac o </text:span><text:span text:style-name="T13">ż</text:span><text:span text:style-name="T11">adnej </text:span><text:span text:style-name="T13">z</text:span><text:span text:style-name="T11"> dziedzin </text:span><text:span text:style-name="T13">naszego</text:span><text:span text:style-name="T11"> życia </text:span><text:span text:style-name="T13">takie</text:span><text:span text:style-name="T11"> jak </text:span><text:span text:style-name="T13">odpoczynek i </text:span><text:span text:style-name="T11">przeznaczenie troche oszczednosci na </text:span><text:span text:style-name="T13">wakacje</text:span><text:span text:style-name="T11"> czy wlasne zachcianki </text:span><text:span text:style-name="T13">w miare możliwości. </text:span><text:span text:style-name="T11">Dzięki te</text:span><text:span text:style-name="T14">kiemu zapisowi</text:span><text:span text:style-name="T11"> <text:s/>nie wydajemy</text:span><text:span text:style-name="T14"> z</text:span><text:span text:style-name="T11">byt duzo na rzeczy nam tak <text:s/>naprawde nie potrzebne. </text:span></text:p>
      <text:p text:style-name="P13"><text:span text:style-name="T6"><text:s text:c="4"/>Aplikcja Mobilna Buzet domowy da mozliwos uzytownikowi przestania korzystania z kartki papieru i nudnych tablek </text:span><text:span text:style-name="T14">do zapisów wydatków.</text:span><text:span text:style-name="T6"> </text:span><text:span text:style-name="T14">Zapewni</text:span><text:span text:style-name="T6"> w ten sposob </text:span><text:span text:style-name="T14">przyjemny i prosty w opsludze interface umozliwjacy notowanie swoich wydatkow i planownie ich jak w powyzszym przykladzie oraz oglądanie swoich wydatków na wykresach.</text:span></text:p>
      <text:p text:style-name="P13"><text:span text:style-name="T6"><text:s text:c="3"/>Ko</text:span><text:span text:style-name="T14">l</text:span><text:span text:style-name="T6">ejnym ze sposobow oszczedzania </text:span><text:span text:style-name="T14">przedstawionych w mojej aplikacji</text:span><text:span text:style-name="T6">, jest sposob opisany w ksiazsce „Minimalizm” Leo Babuta, ktory proponuje zapisywac </text:span><text:span text:style-name="T14">wieksze wydatki</text:span><text:span text:style-name="T6"> </text:span><text:span text:style-name="T14">na liste rzeczy do kupiennia i</text:span><text:span text:style-name="T6"> odczekac 30 dni </text:span><text:span text:style-name="T14">zanim dokonamy zakupu</text:span><text:span text:style-name="T6">. Jesli nadal, bedziemy chcieli kupic tę </text:span><text:span text:style-name="T14">konkretną</text:span><text:span text:style-name="T6"> rzecz po 30 dniach to </text:span><text:span text:style-name="T14">znaczy że jednak warto podjąć tę decyzję</text:span><text:span text:style-name="T6">. Dzieki te</text:span><text:span text:style-name="T14">j taktyce</text:span><text:span text:style-name="T6"> pozbywamy sie chwilowych zachcian</text:span><text:span text:style-name="T14">ek</text:span><text:span text:style-name="T6"> ktore potem l</text:span><text:span text:style-name="T14">ą</text:span><text:span text:style-name="T6">duja na strychu wra</text:span><text:span text:style-name="T14">z</text:span><text:span text:style-name="T6"> z innymi, </text:span><text:span text:style-name="T14">użytymi raz rzeczami które</text:span><text:span text:style-name="T6"> stresujac nas </text:span><text:span text:style-name="T14">tylko</text:span><text:span text:style-name="T6"> swoja obecnoscia. </text:span></text:p>
      <text:p text:style-name="P9"><text:span text:style-name="T6"/></text:p>
      <text:p text:style-name="P9"><text:span text:style-name="T6"><text:s text:c="2"/>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light" svg:font-family="'open sans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1:22:43.456321410</meta:creation-date>
    <dc:date>2018-12-22T16:16:06.039587605</dc:date>
    <meta:editing-duration>PT29M40S</meta:editing-duration>
    <meta:editing-cycles>4</meta:editing-cycles>
    <meta:generator>LibreOffice/5.4.7.2$Linux_X86_64 LibreOffice_project/40$Build-2</meta:generator>
    <meta:document-statistic meta:table-count="0" meta:image-count="0" meta:object-count="1" meta:page-count="3" meta:paragraph-count="28" meta:word-count="947" meta:character-count="6578" meta:non-whitespace-character-count="56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e5ca" fo:border="0.06pt solid #000000"/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ackground-color="#ffe5ca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e5ca" fo:border="0.06pt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ffe5ca" fo:border="0.06pt solid #000000"/>
      <style:text-properties fo:color="#ce181e" fo:font-weight="bold" style:font-weight-asian="bold" style:font-weight-complex="bold"/>
    </style:style>
    <style:style style:name="ce16" style:family="table-cell" style:parent-style-name="Default">
      <style:table-cell-properties fo:background-color="#ffe5ca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e5ca" fo:border="0.06pt solid #000000"/>
      <style:text-properties fo:color="#0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0.06pt solid #000000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11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5">
          <table:table-cell table:number-columns-repeated="17"/>
        </table:table-row>
        <table:table-row table:style-name="ro2">
          <table:table-cell table:number-columns-repeated="6"/>
          <table:table-cell table:style-name="ce15"/>
          <table:table-cell table:style-name="ce17" office:value-type="string" calcext:value-type="string">
            <text:p>jedzenie</text:p>
          </table:table-cell>
          <table:table-cell table:style-name="ce17" office:value-type="string" calcext:value-type="string">
            <text:p>rachunki</text:p>
          </table:table-cell>
          <table:table-cell table:style-name="ce17" office:value-type="string" calcext:value-type="string">
            <text:p>transport</text:p>
          </table:table-cell>
          <table:table-cell table:style-name="ce17" office:value-type="string" calcext:value-type="string">
            <text:p>ubrania</text:p>
          </table:table-cell>
          <table:table-cell table:style-name="ce17" office:value-type="string" calcext:value-type="string">
            <text:p>wakcje</text:p>
          </table:table-cell>
          <table:table-cell table:style-name="ce17" office:value-type="string" calcext:value-type="string">
            <text:p>przyjemnosci</text:p>
          </table:table-cell>
          <table:table-cell table:style-name="ce17" office:value-type="string" calcext:value-type="string">
            <text:p>rozwoj osobisty</text:p>
          </table:table-cell>
          <table:table-cell table:style-name="ce17" office:value-type="string" calcext:value-type="string">
            <text:p>wydatki nieregularne</text:p>
          </table:table-cell>
          <table:table-cell table:style-name="ce17" office:value-type="string" calcext:value-type="string">
            <text:p>niezaleznosc finansowa</text:p>
          </table:table-cell>
          <table:table-cell table:style-name="ce17" office:value-type="string" calcext:value-type="string">
            <text:p>Suma</text:p>
          </table:table-cell>
        </table:table-row>
        <table:table-row table:style-name="ro3">
          <table:table-cell table:number-columns-repeated="6"/>
          <table:table-cell table:style-name="ce16" office:value-type="string" calcext:value-type="string">
            <text:p>procent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2" calcext:value-type="percentage">
            <text:p>20,00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 office:value-type="percentage" office:value="0.04" calcext:value-type="percentage">
            <text:p>4,00%</text:p>
          </table:table-cell>
          <table:table-cell table:style-name="ce18" office:value-type="percentage" office:value="0.05" calcext:value-type="percentage">
            <text:p>5,00%</text:p>
          </table:table-cell>
          <table:table-cell table:style-name="ce18" office:value-type="percentage" office:value="0.08" calcext:value-type="percentage">
            <text:p>8,00%</text:p>
          </table:table-cell>
          <table:table-cell table:style-name="ce18" office:value-type="percentage" office:value="0.05" calcext:value-type="percentage">
            <text:p>5,00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 office:value-type="percentage" office:value="0.22" calcext:value-type="percentage">
            <text:p>22,00%</text:p>
          </table:table-cell>
          <table:table-cell table:style-name="ce20" table:formula="of:=SUM([.H6:.P7])" office:value-type="percentage" office:value="1" calcext:value-type="percentage">
            <text:p>100,00%</text:p>
          </table:table-cell>
        </table:table-row>
        <table:table-row table:style-name="ro4">
          <table:table-cell table:number-columns-repeated="6"/>
          <table:table-cell table:style-name="ce16" office:value-type="string" calcext:value-type="string">
            <text:p>kwota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200" calcext:value-type="float">
            <text:p>200</text:p>
          </table:table-cell>
          <table:table-cell table:number-columns-repeated="2" table:style-name="ce19" office:value-type="float" office:value="400" calcext:value-type="float">
            <text:p>4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950" calcext:value-type="float">
            <text:p>950</text:p>
          </table:table-cell>
          <table:table-cell table:style-name="ce21" office:value-type="float" office:value="5000" calcext:value-type="float">
            <text:p>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.00.0000</text:date>, <text:time style:data-style-name="N2" text:time-value="14:57:25.38441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